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F4000007F0C1425B07.jpg"/>
  <manifest:file-entry manifest:media-type="image/jpeg" manifest:full-path="Pictures/10000000000005F4000007F01DB21F6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006b6b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99" fo:font-size="18pt"/>
    </style:style>
    <style:style style:name="P3" style:family="paragraph">
      <style:paragraph-properties fo:text-align="center"/>
    </style:style>
    <style:style style:name="T1" style:family="text">
      <style:text-properties fo:color="#ffff99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05cm" svg:height="1.905cm" draw:transform="rotate (-1.57079632679579) translate (22.766cm 1.905cm)">
          <draw:text-box>
            <text:p text:style-name="P1"><text:span text:style-name="T1">Physical Modeling in MATLAB</text:span></text:p>
          </draw:text-box>
        </draw:frame>
        <draw:frame draw:style-name="gr1" draw:text-style-name="P2" draw:layer="layout" svg:width="19.05cm" svg:height="1.905cm" draw:transform="rotate (-1.57079632679579) translate (22.813cm 20.955cm)">
          <draw:text-box>
            <text:p text:style-name="P1"><text:span text:style-name="T1">Allen B. Downey</text:span></text:p>
          </draw:text-box>
        </draw:frame>
        <draw:frame draw:style-name="gr2" draw:text-style-name="P3" draw:layer="layout" svg:width="21.908cm" svg:height="29.21cm" svg:x="22.86cm" svg:y="-0.635cm">
          <draw:image xlink:href="Pictures/10000000000005F4000007F0C1425B07.jpg" xlink:type="simple" xlink:show="embed" xlink:actuate="onLoad">
            <text:p/>
          </draw:image>
        </draw:frame>
        <draw:frame draw:style-name="gr2" draw:text-style-name="P3" draw:layer="layout" svg:width="21.908cm" svg:height="29.21cm" svg:x="-0.318cm" svg:y="-0.635cm">
          <draw:image xlink:href="Pictures/10000000000005F4000007F01DB21F6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4.552cm" fo:page-height="28.575cm" style:print-orientation="landscape"/>
    </style:page-layout>
    <style:style style:name="Mdp1" style:family="drawing-page">
      <style:drawing-page-properties draw:background-size="border" draw:fill="solid" draw:fill-color="#006b6b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7-31T15:29:44</meta:creation-date>
    <dc:date>2011-08-25T13:37:28</dc:date>
    <dc:language>en-US</dc:language>
    <meta:editing-cycles>11</meta:editing-cycles>
    <meta:editing-duration>PT42H51M01S</meta:editing-duration>
    <dc:creator>Allen Downey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